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72822"/>
    </style:style>
    <style:style style:name="P2" style:family="paragraph" style:parent-style-name="Standard">
      <style:paragraph-properties style:line-height-at-least="0.503cm"/>
      <style:text-properties fo:color="#f8f8f2" fo:background-color="#272822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style:line-height-at-least="0.503cm"/>
    </style:style>
    <style:style style:name="T1" style:family="text">
      <style:text-properties fo:color="#66d9ef" fo:font-style="italic"/>
    </style:style>
    <style:style style:name="T2" style:family="text">
      <style:text-properties fo:color="#a6e22e"/>
    </style:style>
    <style:style style:name="T3" style:family="text">
      <style:text-properties fo:color="#a6e22e" style:font-name="Consolas" fo:font-size="10.5pt" fo:font-weight="normal"/>
    </style:style>
    <style:style style:name="T4" style:family="text">
      <style:text-properties fo:color="#fd971f" fo:font-style="italic"/>
    </style:style>
    <style:style style:name="T5" style:family="text">
      <style:text-properties fo:color="#fd971f" style:font-name="Consolas" fo:font-size="10.5pt" fo:font-style="italic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e6db74"/>
    </style:style>
    <style:style style:name="T8" style:family="text">
      <style:text-properties fo:color="#e6db74" style:font-name="Consolas" fo:font-size="10.5pt" fo:font-weight="normal"/>
    </style:style>
    <style:style style:name="T9" style:family="text">
      <style:text-properties fo:color="#f92672"/>
    </style:style>
    <style:style style:name="T10" style:family="text">
      <style:text-properties fo:color="#f92672" style:font-name="Consolas" fo:font-size="10.5pt" fo:font-weight="normal"/>
    </style:style>
    <style:style style:name="T11" style:family="text">
      <style:text-properties fo:color="#ae81ff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r</text:span> argMoveId, argPlayerMove, argComputerMove, computerMove, playerMove, randomNumber, playerInput;</text:p>
      <text:p text:style-name="P3"/>
      <text:p text:style-name="P1"><text:span text:style-name="T1">function</text:span> <text:span text:style-name="T2">getMoveName</text:span>(<text:span text:style-name="T4">argMoveId</text:span>) {</text:p>
      <text:p text:style-name="P2">  <text:span text:style-name="T6">console.</text:span><text:span text:style-name="T3">log</text:span><text:span text:style-name="T6">(</text:span><text:span text:style-name="T8">'wywołano funkcję getMoveName z argumentem: '</text:span><text:span text:style-name="T6"> </text:span><text:span text:style-name="T10">+</text:span><text:span text:style-name="T6"> </text:span><text:span text:style-name="T5">argMoveId</text:span><text:span text:style-name="T6">);</text:span></text:p>
      <text:p text:style-name="P2">  <text:span text:style-name="T10">if</text:span><text:span text:style-name="T6"> (</text:span><text:span text:style-name="T5">argMoveId</text:span><text:span text:style-name="T6"> </text:span><text:span text:style-name="T10">==</text:span><text:span text:style-name="T6"> </text:span><text:span text:style-name="T11">1</text:span><text:span text:style-name="T6">) {</text:span></text:p>
      <text:p text:style-name="P2">    <text:span text:style-name="T10">return</text:span><text:span text:style-name="T6"> </text:span><text:span text:style-name="T8">'kamień'</text:span><text:span text:style-name="T6">;</text:span></text:p>
      <text:p text:style-name="P2">  <text:span text:style-name="T6">} </text:span><text:span text:style-name="T10">else</text:span><text:span text:style-name="T6"> </text:span><text:span text:style-name="T10">if</text:span><text:span text:style-name="T6"> (</text:span><text:span text:style-name="T5">argMoveId</text:span><text:span text:style-name="T6"> </text:span><text:span text:style-name="T10">==</text:span><text:span text:style-name="T6"> </text:span><text:span text:style-name="T11">2</text:span><text:span text:style-name="T6">) {</text:span></text:p>
      <text:p text:style-name="P2">    <text:span text:style-name="T10">return</text:span><text:span text:style-name="T6"> </text:span><text:span text:style-name="T8">'papier'</text:span><text:span text:style-name="T6">;</text:span></text:p>
      <text:p text:style-name="P2">  <text:span text:style-name="T6">} </text:span><text:span text:style-name="T10">else</text:span><text:span text:style-name="T6"> </text:span><text:span text:style-name="T10">if</text:span><text:span text:style-name="T6"> (</text:span><text:span text:style-name="T5">argMoveId</text:span><text:span text:style-name="T6"> </text:span><text:span text:style-name="T10">==</text:span><text:span text:style-name="T6"> </text:span><text:span text:style-name="T11">3</text:span><text:span text:style-name="T6">) {</text:span></text:p>
      <text:p text:style-name="P2">    <text:span text:style-name="T10">return</text:span><text:span text:style-name="T6"> </text:span><text:span text:style-name="T8">'nożyce'</text:span><text:span text:style-name="T6">;</text:span></text:p>
      <text:p text:style-name="P2">  <text:span text:style-name="T6">} </text:span><text:span text:style-name="T10">else</text:span><text:span text:style-name="T6"> {</text:span></text:p>
      <text:p text:style-name="P2">    <text:span text:style-name="T3">printMessage</text:span><text:span text:style-name="T6">(</text:span><text:span text:style-name="T8">'Nie znam ruchu o id '</text:span><text:span text:style-name="T6"> </text:span><text:span text:style-name="T10">+</text:span><text:span text:style-name="T6"> </text:span><text:span text:style-name="T5">argMoveId</text:span><text:span text:style-name="T6"> </text:span><text:span text:style-name="T10">+</text:span><text:span text:style-name="T6"> </text:span><text:span text:style-name="T8">'. Zakładam, że chodziło o "kamień".'</text:span><text:span text:style-name="T6">);</text:span></text:p>
      <text:p text:style-name="P2">    <text:span text:style-name="T10">return</text:span><text:span text:style-name="T6"> </text:span><text:span text:style-name="T8">'kamień'</text:span><text:span text:style-name="T6">;</text:span></text:p>
      <text:p text:style-name="P2">  <text:span text:style-name="T6">}</text:span></text:p>
      <text:p text:style-name="P1">}</text:p>
      <text:p text:style-name="P3"/>
      <text:p text:style-name="P1"><text:span text:style-name="T1">function</text:span> <text:span text:style-name="T2">displayResult</text:span>(<text:span text:style-name="T4">argPlayerMove</text:span>, <text:span text:style-name="T4">argComputerMove</text:span>) {</text:p>
      <text:p text:style-name="P2">  <text:span text:style-name="T6">console.</text:span><text:span text:style-name="T3">log</text:span><text:span text:style-name="T6">(</text:span><text:span text:style-name="T8">'wywołano funkcję displayResults z argumentami: '</text:span><text:span text:style-name="T6"> </text:span><text:span text:style-name="T10">+</text:span><text:span text:style-name="T6"> </text:span><text:span text:style-name="T5">argPlayerMove</text:span><text:span text:style-name="T6"> </text:span><text:span text:style-name="T10">+</text:span><text:span text:style-name="T6"> </text:span><text:span text:style-name="T8">', '</text:span><text:span text:style-name="T6"> </text:span><text:span text:style-name="T10">+</text:span><text:span text:style-name="T6"> </text:span><text:span text:style-name="T5">argComputerMove</text:span><text:span text:style-name="T6">);</text:span></text:p>
      <text:p text:style-name="P2">  <text:span text:style-name="T10">if</text:span><text:span text:style-name="T6"> (</text:span><text:span text:style-name="T5">argPlayerMove</text:span><text:span text:style-name="T6"> </text:span><text:span text:style-name="T10">==</text:span><text:span text:style-name="T6"> </text:span><text:span text:style-name="T8">'papier'</text:span><text:span text:style-name="T6"> </text:span><text:span text:style-name="T10">&amp;&amp;</text:span><text:span text:style-name="T6"> </text:span><text:span text:style-name="T5">argComputerMove</text:span><text:span text:style-name="T6"> </text:span><text:span text:style-name="T10">==</text:span><text:span text:style-name="T6"> </text:span><text:span text:style-name="T8">'kamień'</text:span><text:span text:style-name="T6">) {</text:span></text:p>
      <text:p text:style-name="P2">    <text:span text:style-name="T3">printMessage</text:span><text:span text:style-name="T6">(</text:span><text:span text:style-name="T8">'Wygrywasz!'</text:span><text:span text:style-name="T6">);</text:span></text:p>
      <text:p text:style-name="P2">  <text:span text:style-name="T6">} </text:span><text:span text:style-name="T10">else</text:span><text:span text:style-name="T6"> </text:span><text:span text:style-name="T10">if</text:span><text:span text:style-name="T6"> (</text:span><text:span text:style-name="T5">argPlayerMove</text:span><text:span text:style-name="T6"> </text:span><text:span text:style-name="T10">==</text:span><text:span text:style-name="T6"> </text:span><text:span text:style-name="T8">'kamień'</text:span><text:span text:style-name="T6"> </text:span><text:span text:style-name="T10">&amp;&amp;</text:span><text:span text:style-name="T6"> </text:span><text:span text:style-name="T5">argComputerMove</text:span><text:span text:style-name="T6"> </text:span><text:span text:style-name="T10">==</text:span><text:span text:style-name="T6"> </text:span><text:span text:style-name="T8">'nożyce'</text:span><text:span text:style-name="T6">) {</text:span></text:p>
      <text:p text:style-name="P2">    <text:span text:style-name="T3">printMessage</text:span><text:span text:style-name="T6">(</text:span><text:span text:style-name="T8">'Wygrywasz!'</text:span><text:span text:style-name="T6">);</text:span></text:p>
      <text:p text:style-name="P2">  <text:span text:style-name="T6">} </text:span><text:span text:style-name="T10">else</text:span><text:span text:style-name="T6"> </text:span><text:span text:style-name="T10">if</text:span><text:span text:style-name="T6"> (</text:span><text:span text:style-name="T5">argPlayerMove</text:span><text:span text:style-name="T6"> </text:span><text:span text:style-name="T10">==</text:span><text:span text:style-name="T6"> </text:span><text:span text:style-name="T8">'nożyce'</text:span><text:span text:style-name="T6"> </text:span><text:span text:style-name="T10">&amp;&amp;</text:span><text:span text:style-name="T6"> </text:span><text:span text:style-name="T5">argComputerMove</text:span><text:span text:style-name="T6"> </text:span><text:span text:style-name="T10">==</text:span><text:span text:style-name="T6"> </text:span><text:span text:style-name="T8">'papier'</text:span><text:span text:style-name="T6">) {</text:span></text:p>
      <text:p text:style-name="P2">    <text:span text:style-name="T3">printMessage</text:span><text:span text:style-name="T6">(</text:span><text:span text:style-name="T8">'Wygrywasz!'</text:span><text:span text:style-name="T6">);</text:span></text:p>
      <text:p text:style-name="P2">  <text:span text:style-name="T6">} </text:span><text:span text:style-name="T10">else</text:span><text:span text:style-name="T6"> </text:span><text:span text:style-name="T10">if</text:span><text:span text:style-name="T6"> (</text:span><text:span text:style-name="T5">argPlayerMove</text:span><text:span text:style-name="T6"> </text:span><text:span text:style-name="T10">==</text:span><text:span text:style-name="T6"> </text:span><text:span text:style-name="T5">argComputerMove</text:span><text:span text:style-name="T6">) {</text:span></text:p>
      <text:p text:style-name="P2">    <text:span text:style-name="T3">printMessage</text:span><text:span text:style-name="T6">(</text:span><text:span text:style-name="T8">'Remis'</text:span><text:span text:style-name="T6">);</text:span></text:p>
      <text:p text:style-name="P2">  <text:span text:style-name="T6">} </text:span><text:span text:style-name="T10">else</text:span><text:span text:style-name="T6"> {</text:span></text:p>
      <text:p text:style-name="P2">    <text:span text:style-name="T3">printMessage</text:span><text:span text:style-name="T6">(</text:span><text:span text:style-name="T8">'Przegrywasz :('</text:span><text:span text:style-name="T6">);</text:span></text:p>
      <text:p text:style-name="P2">  <text:span text:style-name="T6">}</text:span></text:p>
      <text:p text:style-name="P2">  <text:span text:style-name="T3">printMessage</text:span><text:span text:style-name="T6">(</text:span><text:span text:style-name="T8">'Zagrałem '</text:span><text:span text:style-name="T6"> </text:span><text:span text:style-name="T10">+</text:span><text:span text:style-name="T6"> </text:span><text:span text:style-name="T5">argComputerMove</text:span><text:span text:style-name="T6"> </text:span><text:span text:style-name="T10">+</text:span><text:span text:style-name="T6"> </text:span><text:span text:style-name="T8">', a Ty '</text:span><text:span text:style-name="T6"> </text:span><text:span text:style-name="T10">+</text:span><text:span text:style-name="T6"> </text:span><text:span text:style-name="T5">argPlayerMove</text:span><text:span text:style-name="T6">);</text:span></text:p>
      <text:p text:style-name="P1">}</text:p>
      <text:p text:style-name="P4"/>
      <text:p text:style-name="P1"><text:span text:style-name="T1">var</text:span> buttonTest, buttonRock, buttonPaper, buttonRock;</text:p>
      <text:p text:style-name="P3"/>
      <text:p text:style-name="P1">buttonTest <text:span text:style-name="T9">=</text:span> document.<text:span text:style-name="T2">getElementById</text:span>(<text:span text:style-name="T7">'button-test'</text:span>);</text:p>
      <text:p text:style-name="P1">buttonRock <text:span text:style-name="T9">=</text:span> document.<text:span text:style-name="T2">getElementById</text:span>(<text:span text:style-name="T7">'button-rock'</text:span>);</text:p>
      <text:p text:style-name="P1">buttonPaper <text:span text:style-name="T9">=</text:span> document.<text:span text:style-name="T2">getElementById</text:span>(<text:span text:style-name="T7">'button-paper'</text:span>);</text:p>
      <text:p text:style-name="P1">buttonScissors <text:span text:style-name="T9">=</text:span> document.<text:span text:style-name="T2">getElementById</text:span>(<text:span text:style-name="T7">'button-scissors'</text:span>);</text:p>
      <text:p text:style-name="P3"/>
      <text:p text:style-name="P1"><text:span text:style-name="T1">function</text:span> <text:span text:style-name="T2">buttonClicked</text:span>(<text:span text:style-name="T4">argButtonName</text:span>) {</text:p>
      <text:p text:style-name="P2">  <text:span text:style-name="T3">clearMessages</text:span><text:span text:style-name="T6">();</text:span></text:p>
      <text:p text:style-name="P2">  <text:span text:style-name="T6">console.</text:span><text:span text:style-name="T3">log</text:span><text:span text:style-name="T6">(</text:span><text:span text:style-name="T5">argButtonName</text:span><text:span text:style-name="T6"> </text:span><text:span text:style-name="T10">+</text:span><text:span text:style-name="T6"> </text:span><text:span text:style-name="T8">' został kliknięty'</text:span><text:span text:style-name="T6">);</text:span></text:p>
      <text:p text:style-name="P3"/>
      <text:p text:style-name="P2">  <text:span text:style-name="T6">playerInput </text:span><text:span text:style-name="T10">=</text:span><text:span text:style-name="T6"> </text:span><text:span text:style-name="T5">argButtonName</text:span><text:span text:style-name="T6">;</text:span></text:p>
      <text:p text:style-name="P2">  <text:span text:style-name="T6">console.</text:span><text:span text:style-name="T3">log</text:span><text:span text:style-name="T6">(</text:span><text:span text:style-name="T8">'Wpisana odpowiedź to: '</text:span><text:span text:style-name="T6"> </text:span><text:span text:style-name="T10">+</text:span><text:span text:style-name="T6"> playerInput);</text:span></text:p>
      <text:p text:style-name="P2">  <text:span text:style-name="T10">if</text:span><text:span text:style-name="T6"> (playerInput </text:span><text:span text:style-name="T10">==</text:span><text:span text:style-name="T6"> </text:span><text:span text:style-name="T8">'1'</text:span><text:span text:style-name="T6">) {</text:span></text:p>
      <text:p text:style-name="P2">    <text:span text:style-name="T6">playerMove </text:span><text:span text:style-name="T10">=</text:span><text:span text:style-name="T6"> </text:span><text:span text:style-name="T8">'kamień'</text:span><text:span text:style-name="T6">;</text:span></text:p>
      <text:p text:style-name="P2"><text:soft-page-break/>  <text:span text:style-name="T6">} </text:span><text:span text:style-name="T10">else</text:span><text:span text:style-name="T6"> </text:span><text:span text:style-name="T10">if</text:span><text:span text:style-name="T6"> (playerInput </text:span><text:span text:style-name="T10">==</text:span><text:span text:style-name="T6"> </text:span><text:span text:style-name="T8">'2'</text:span><text:span text:style-name="T6">) {</text:span></text:p>
      <text:p text:style-name="P2">    <text:span text:style-name="T6">playerMove </text:span><text:span text:style-name="T10">=</text:span><text:span text:style-name="T6"> </text:span><text:span text:style-name="T8">'papier'</text:span><text:span text:style-name="T6">;</text:span></text:p>
      <text:p text:style-name="P2">  <text:span text:style-name="T6">} </text:span><text:span text:style-name="T10">else</text:span><text:span text:style-name="T6"> </text:span><text:span text:style-name="T10">if</text:span><text:span text:style-name="T6"> (playerInput </text:span><text:span text:style-name="T10">==</text:span><text:span text:style-name="T6"> </text:span><text:span text:style-name="T8">'3'</text:span><text:span text:style-name="T6">) {</text:span></text:p>
      <text:p text:style-name="P2">    <text:span text:style-name="T6">playerMove </text:span><text:span text:style-name="T10">=</text:span><text:span text:style-name="T6"> </text:span><text:span text:style-name="T8">'nożyce'</text:span><text:span text:style-name="T6">;</text:span></text:p>
      <text:p text:style-name="P2">  <text:span text:style-name="T6">} </text:span><text:span text:style-name="T10">else</text:span><text:span text:style-name="T6"> {</text:span></text:p>
      <text:p text:style-name="P2">    <text:span text:style-name="T6">playerMove </text:span><text:span text:style-name="T10">=</text:span><text:span text:style-name="T6"> </text:span><text:span text:style-name="T8">'Błędny ruch'</text:span><text:span text:style-name="T6">;</text:span></text:p>
      <text:p text:style-name="P2">    <text:span text:style-name="T3">printMessage</text:span><text:span text:style-name="T6">(</text:span><text:span text:style-name="T8">'Błędny ruch'</text:span><text:span text:style-name="T6">);</text:span></text:p>
      <text:p text:style-name="P2">  <text:span text:style-name="T6">}</text:span></text:p>
      <text:p text:style-name="P2">  <text:span text:style-name="T3">printMessage</text:span><text:span text:style-name="T6">(</text:span><text:span text:style-name="T8">'Twój ruch: '</text:span><text:span text:style-name="T6"> </text:span><text:span text:style-name="T10">+</text:span><text:span text:style-name="T6"> playerMove);</text:span></text:p>
      <text:p text:style-name="P3"/>
      <text:p text:style-name="P2">  <text:span text:style-name="T6">randomNumber </text:span><text:span text:style-name="T10">=</text:span><text:span text:style-name="T6"> Math.</text:span><text:span text:style-name="T3">floor</text:span><text:span text:style-name="T6">(Math.</text:span><text:span text:style-name="T3">random</text:span><text:span text:style-name="T6">() </text:span><text:span text:style-name="T10">*</text:span><text:span text:style-name="T6"> </text:span><text:span text:style-name="T11">3</text:span><text:span text:style-name="T6"> </text:span><text:span text:style-name="T10">+</text:span><text:span text:style-name="T6"> </text:span><text:span text:style-name="T11">1</text:span><text:span text:style-name="T6">);</text:span></text:p>
      <text:p text:style-name="P2">  <text:span text:style-name="T6">console.</text:span><text:span text:style-name="T3">log</text:span><text:span text:style-name="T6">(</text:span><text:span text:style-name="T8">'wylosowana liczba to: '</text:span><text:span text:style-name="T6"> </text:span><text:span text:style-name="T10">+</text:span><text:span text:style-name="T6"> randomNumber);</text:span></text:p>
      <text:p text:style-name="P2">  <text:span text:style-name="T10">if</text:span><text:span text:style-name="T6"> (randomNumber </text:span><text:span text:style-name="T10">==</text:span><text:span text:style-name="T6"> </text:span><text:span text:style-name="T8">'1'</text:span><text:span text:style-name="T6">) {</text:span></text:p>
      <text:p text:style-name="P2">    <text:span text:style-name="T6">computerMove </text:span><text:span text:style-name="T10">=</text:span><text:span text:style-name="T6"> </text:span><text:span text:style-name="T8">'kamień'</text:span><text:span text:style-name="T6">;</text:span></text:p>
      <text:p text:style-name="P2">  <text:span text:style-name="T6">} </text:span><text:span text:style-name="T10">else</text:span><text:span text:style-name="T6"> </text:span><text:span text:style-name="T10">if</text:span><text:span text:style-name="T6"> (randomNumber </text:span><text:span text:style-name="T10">==</text:span><text:span text:style-name="T6"> </text:span><text:span text:style-name="T8">'2'</text:span><text:span text:style-name="T6">) {</text:span></text:p>
      <text:p text:style-name="P2">    <text:span text:style-name="T6">computerMove </text:span><text:span text:style-name="T10">=</text:span><text:span text:style-name="T6"> </text:span><text:span text:style-name="T8">'papier'</text:span><text:span text:style-name="T6">;</text:span></text:p>
      <text:p text:style-name="P2">  <text:span text:style-name="T6">} </text:span><text:span text:style-name="T10">else</text:span><text:span text:style-name="T6"> </text:span><text:span text:style-name="T10">if</text:span><text:span text:style-name="T6"> (randomNumber </text:span><text:span text:style-name="T10">==</text:span><text:span text:style-name="T6"> </text:span><text:span text:style-name="T8">'3'</text:span><text:span text:style-name="T6">) {</text:span></text:p>
      <text:p text:style-name="P2">    <text:span text:style-name="T6">computerMove </text:span><text:span text:style-name="T10">=</text:span><text:span text:style-name="T6"> </text:span><text:span text:style-name="T8">'nożyce'</text:span><text:span text:style-name="T6">;</text:span></text:p>
      <text:p text:style-name="P2">  <text:span text:style-name="T6">} </text:span><text:span text:style-name="T10">else</text:span><text:span text:style-name="T6"> {</text:span></text:p>
      <text:p text:style-name="P2">    <text:span text:style-name="T6">computerMove </text:span><text:span text:style-name="T10">=</text:span><text:span text:style-name="T6"> </text:span><text:span text:style-name="T8">'nieznany ruch'</text:span><text:span text:style-name="T6">;</text:span></text:p>
      <text:p text:style-name="P2">  <text:span text:style-name="T6">}</text:span></text:p>
      <text:p text:style-name="P2">  <text:span text:style-name="T3">printMessage</text:span><text:span text:style-name="T6">(</text:span><text:span text:style-name="T8">'Mój ruch: '</text:span><text:span text:style-name="T6"> </text:span><text:span text:style-name="T10">+</text:span><text:span text:style-name="T6"> computerMove);</text:span></text:p>
      <text:p text:style-name="P2">  <text:span text:style-name="T3">displayResult</text:span><text:span text:style-name="T6">(playerMove, computerMove)</text:span></text:p>
      <text:p text:style-name="P1">}</text:p>
      <text:p text:style-name="P3"/>
      <text:p text:style-name="P1">buttonRock.<text:span text:style-name="T2">addEventListener</text:span>(<text:span text:style-name="T7">'click'</text:span>, <text:span text:style-name="T1">function</text:span> () { <text:span text:style-name="T2">buttonClicked</text:span>(<text:span text:style-name="T7">'1'</text:span>); });</text:p>
      <text:p text:style-name="P1">buttonPaper.<text:span text:style-name="T2">addEventListener</text:span>(<text:span text:style-name="T7">'click'</text:span>, <text:span text:style-name="T1">function</text:span> () { <text:span text:style-name="T2">buttonClicked</text:span>(<text:span text:style-name="T7">'2'</text:span>); });</text:p>
      <text:p text:style-name="P1">buttonScissors.<text:span text:style-name="T2">addEventListener</text:span>(<text:span text:style-name="T7">'click'</text:span>, <text:span text:style-name="T1">function</text:span> () { <text:span text:style-name="T2">buttonClicked</text:span>(<text:span text:style-name="T7">'3'</text:span>);</text:p>
      <text:p text:style-name="P1">}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28T22:57:48.08</meta:creation-date>
    <meta:document-statistic meta:table-count="0" meta:image-count="0" meta:object-count="0" meta:page-count="2" meta:paragraph-count="68" meta:word-count="296" meta:character-count="2538"/>
    <dc:date>2022-06-28T22:58:31.96</dc:date>
    <meta:editing-duration>PT45S</meta:editing-duration>
    <meta:editing-cycles>1</meta:editing-cycles>
    <meta:generator>OpenOffice/4.1.11$Win32 OpenOffice.org_project/4111m1$Build-9808</meta:generator>
  </office:meta>
</office:document-meta>
</file>